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CI A6.1" table:style-name="ta1" table:print="false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j/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IF([.B1]&lt;[.$A$2];1-(ABS([.B1]-[.$A$2]))/7;0)" office:value-type="float" office:value="0">
            <text:p>0</text:p>
          </table:table-cell>
          <table:table-cell table:formula="of:=IF([.$C$1]&lt;[.A2];1-(ABS([.$C$1]-[.A2]))/7;0)" office:value-type="float" office:value="0">
            <text:p>0</text:p>
          </table:table-cell>
          <table:table-cell table:formula="of:=IF([.$D$1]&lt;[.A2];1-(ABS([.$D$1]-[.A2]))/7;0)" office:value-type="float" office:value="0">
            <text:p>0</text:p>
          </table:table-cell>
          <table:table-cell table:formula="of:=IF([.$E$1]&lt;[.A2];1-(ABS([.$E$1]-[.A2]))/7;0)" office:value-type="float" office:value="0">
            <text:p>0</text:p>
          </table:table-cell>
          <table:table-cell table:formula="of:=IF([.$F$1]&lt;[.A2];1-(ABS([.$F$1]-[.A2]))/7;0)" office:value-type="float" office:value="0">
            <text:p>0</text:p>
          </table:table-cell>
          <table:table-cell table:formula="of:=IF([.$G$1]&lt;[.A2];1-(ABS([.$G$1]-[.A2]))/7;0)" office:value-type="float" office:value="0">
            <text:p>0</text:p>
          </table:table-cell>
          <table:table-cell table:formula="of:=IF([.$H$1]&lt;[.A2];1-(ABS([.$H$1]-[.A2]))/7;0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IF([.$B$1]&lt;[.A3];1-(ABS([.$B$1]-[.A3]))/7;0)" office:value-type="float" office:value="0.857142857142857">
            <text:p>0,8571428571</text:p>
          </table:table-cell>
          <table:table-cell table:formula="of:=IF([.$C$1]&lt;[.A3];1-(ABS([.$C$1]-[.A3]))/7;0)" office:value-type="float" office:value="0">
            <text:p>0</text:p>
          </table:table-cell>
          <table:table-cell table:formula="of:=IF([.$D$1]&lt;[.A3];1-(ABS([.$D$1]-[.A3]))/7;0)" office:value-type="float" office:value="0">
            <text:p>0</text:p>
          </table:table-cell>
          <table:table-cell table:formula="of:=IF([.$E$1]&lt;[.A3];1-(ABS([.$E$1]-[.A3]))/7;0)" office:value-type="float" office:value="0">
            <text:p>0</text:p>
          </table:table-cell>
          <table:table-cell table:formula="of:=IF([.$F$1]&lt;[.A3];1-(ABS([.$F$1]-[.A3]))/7;0)" office:value-type="float" office:value="0">
            <text:p>0</text:p>
          </table:table-cell>
          <table:table-cell table:formula="of:=IF([.$G$1]&lt;[.A3];1-(ABS([.$G$1]-[.A3]))/7;0)" office:value-type="float" office:value="0">
            <text:p>0</text:p>
          </table:table-cell>
          <table:table-cell table:formula="of:=IF([.$H$1]&lt;[.A3];1-(ABS([.$H$1]-[.A3]))/7;0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IF([.$B$1]&lt;[.A4];1-(ABS([.$B$1]-[.A4]))/7;0)" office:value-type="float" office:value="0.714285714285714">
            <text:p>0,7142857143</text:p>
          </table:table-cell>
          <table:table-cell table:formula="of:=IF([.$C$1]&lt;[.A4];1-(ABS([.$C$1]-[.A4]))/7;0)" office:value-type="float" office:value="0.857142857142857">
            <text:p>0,8571428571</text:p>
          </table:table-cell>
          <table:table-cell table:formula="of:=IF([.$D$1]&lt;[.A4];1-(ABS([.$D$1]-[.A4]))/7;0)" office:value-type="float" office:value="0">
            <text:p>0</text:p>
          </table:table-cell>
          <table:table-cell table:formula="of:=IF([.$E$1]&lt;[.A4];1-(ABS([.$E$1]-[.A4]))/7;0)" office:value-type="float" office:value="0">
            <text:p>0</text:p>
          </table:table-cell>
          <table:table-cell table:formula="of:=IF([.$F$1]&lt;[.A4];1-(ABS([.$F$1]-[.A4]))/7;0)" office:value-type="float" office:value="0">
            <text:p>0</text:p>
          </table:table-cell>
          <table:table-cell table:formula="of:=IF([.$G$1]&lt;[.A4];1-(ABS([.$G$1]-[.A4]))/7;0)" office:value-type="float" office:value="0">
            <text:p>0</text:p>
          </table:table-cell>
          <table:table-cell table:formula="of:=IF([.$H$1]&lt;[.A4];1-(ABS([.$H$1]-[.A4]))/7;0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IF([.$B$1]&lt;[.A5];1-(ABS([.$B$1]-[.A5]))/7;0)" office:value-type="float" office:value="0.571428571428571">
            <text:p>0,5714285714</text:p>
          </table:table-cell>
          <table:table-cell table:formula="of:=IF([.$C$1]&lt;[.A5];1-(ABS([.$C$1]-[.A5]))/7;0)" office:value-type="float" office:value="0.714285714285714">
            <text:p>0,7142857143</text:p>
          </table:table-cell>
          <table:table-cell table:formula="of:=IF([.$D$1]&lt;[.A5];1-(ABS([.$D$1]-[.A5]))/7;0)" office:value-type="float" office:value="0.857142857142857">
            <text:p>0,8571428571</text:p>
          </table:table-cell>
          <table:table-cell table:formula="of:=IF([.$E$1]&lt;[.A5];1-(ABS([.$E$1]-[.A5]))/7;0)" office:value-type="float" office:value="0">
            <text:p>0</text:p>
          </table:table-cell>
          <table:table-cell table:formula="of:=IF([.$F$1]&lt;[.A5];1-(ABS([.$F$1]-[.A5]))/7;0)" office:value-type="float" office:value="0">
            <text:p>0</text:p>
          </table:table-cell>
          <table:table-cell table:formula="of:=IF([.$G$1]&lt;[.A5];1-(ABS([.$G$1]-[.A5]))/7;0)" office:value-type="float" office:value="0">
            <text:p>0</text:p>
          </table:table-cell>
          <table:table-cell table:formula="of:=IF([.$H$1]&lt;[.A5];1-(ABS([.$H$1]-[.A5]))/7;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F([.$B$1]&lt;[.A6];1-(ABS([.$B$1]-[.A6]))/7;0)" office:value-type="float" office:value="0.428571428571429">
            <text:p>0,4285714286</text:p>
          </table:table-cell>
          <table:table-cell table:formula="of:=IF([.$C$1]&lt;[.A6];1-(ABS([.$C$1]-[.A6]))/7;0)" office:value-type="float" office:value="0.571428571428571">
            <text:p>0,5714285714</text:p>
          </table:table-cell>
          <table:table-cell table:formula="of:=IF([.$D$1]&lt;[.A6];1-(ABS([.$D$1]-[.A6]))/7;0)" office:value-type="float" office:value="0.714285714285714">
            <text:p>0,7142857143</text:p>
          </table:table-cell>
          <table:table-cell table:formula="of:=IF([.$E$1]&lt;[.A6];1-(ABS([.$E$1]-[.A6]))/7;0)" office:value-type="float" office:value="0.857142857142857">
            <text:p>0,8571428571</text:p>
          </table:table-cell>
          <table:table-cell table:formula="of:=IF([.$F$1]&lt;[.A6];1-(ABS([.$F$1]-[.A6]))/7;0)" office:value-type="float" office:value="0">
            <text:p>0</text:p>
          </table:table-cell>
          <table:table-cell table:formula="of:=IF([.$G$1]&lt;[.A6];1-(ABS([.$G$1]-[.A6]))/7;0)" office:value-type="float" office:value="0">
            <text:p>0</text:p>
          </table:table-cell>
          <table:table-cell table:formula="of:=IF([.$H$1]&lt;[.A6];1-(ABS([.$H$1]-[.A6]))/7;0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IF([.$B$1]&lt;[.A7];1-(ABS([.$B$1]-[.A7]))/7;0)" office:value-type="float" office:value="0.285714285714286">
            <text:p>0,2857142857</text:p>
          </table:table-cell>
          <table:table-cell table:formula="of:=IF([.$C$1]&lt;[.A7];1-(ABS([.$C$1]-[.A7]))/7;0)" office:value-type="float" office:value="0.428571428571429">
            <text:p>0,4285714286</text:p>
          </table:table-cell>
          <table:table-cell table:formula="of:=IF([.$D$1]&lt;[.A7];1-(ABS([.$D$1]-[.A7]))/7;0)" office:value-type="float" office:value="0.571428571428571">
            <text:p>0,5714285714</text:p>
          </table:table-cell>
          <table:table-cell table:formula="of:=IF([.$E$1]&lt;[.A7];1-(ABS([.$E$1]-[.A7]))/7;0)" office:value-type="float" office:value="0.714285714285714">
            <text:p>0,7142857143</text:p>
          </table:table-cell>
          <table:table-cell table:formula="of:=IF([.$F$1]&lt;[.A7];1-(ABS([.$F$1]-[.A7]))/7;0)" office:value-type="float" office:value="0.857142857142857">
            <text:p>0,8571428571</text:p>
          </table:table-cell>
          <table:table-cell table:formula="of:=IF([.$G$1]&lt;[.A7];1-(ABS([.$G$1]-[.A7]))/7;0)" office:value-type="float" office:value="0">
            <text:p>0</text:p>
          </table:table-cell>
          <table:table-cell table:formula="of:=IF([.$H$1]&lt;[.A7];1-(ABS([.$H$1]-[.A7]))/7;0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IF([.$B$1]&lt;[.A8];1-(ABS([.$B$1]-[.A8]))/7;0)" office:value-type="float" office:value="0.142857142857143">
            <text:p>0,1428571429</text:p>
          </table:table-cell>
          <table:table-cell table:formula="of:=IF([.$C$1]&lt;[.A8];1-(ABS([.$C$1]-[.A8]))/7;0)" office:value-type="float" office:value="0.285714285714286">
            <text:p>0,2857142857</text:p>
          </table:table-cell>
          <table:table-cell table:formula="of:=IF([.$D$1]&lt;[.A8];1-(ABS([.$D$1]-[.A8]))/7;0)" office:value-type="float" office:value="0.428571428571429">
            <text:p>0,4285714286</text:p>
          </table:table-cell>
          <table:table-cell table:formula="of:=IF([.$E$1]&lt;[.A8];1-(ABS([.$E$1]-[.A8]))/7;0)" office:value-type="float" office:value="0.571428571428571">
            <text:p>0,5714285714</text:p>
          </table:table-cell>
          <table:table-cell table:formula="of:=IF([.$F$1]&lt;[.A8];1-(ABS([.$F$1]-[.A8]))/7;0)" office:value-type="float" office:value="0.714285714285714">
            <text:p>0,7142857143</text:p>
          </table:table-cell>
          <table:table-cell table:formula="of:=IF([.$G$1]&lt;[.A8];1-(ABS([.$G$1]-[.A8]))/7;0)" office:value-type="float" office:value="0.857142857142857">
            <text:p>0,8571428571</text:p>
          </table:table-cell>
          <table:table-cell table:formula="of:=IF([.$H$1]&lt;[.A8];1-(ABS([.$H$1]-[.A8]))/7;0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.06.2017</text:date>, <text:time>13:0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2:05:52.15</meta:creation-date>
    <dc:date>2017-06-28T13:05:22.96</dc:date>
    <meta:editing-duration>PT11M47S</meta:editing-duration>
    <meta:editing-cycles>1</meta:editing-cycles>
    <meta:document-statistic meta:table-count="1" meta:cell-count="64" meta:object-count="0"/>
    <meta:generator>OpenOffice/4.1.2$Win32 OpenOffice.org_project/412m3$Build-9782</meta:generator>
  </office:meta>
</office:document-meta>
</file>